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Info.isInvokeOn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InvokeOnComponent( boolean invokeOn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setMessages( boolean 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is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Info.ComponentInfo( String qualifiedName , String render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